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4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00ff00" draw:textarea-horizontal-align="center" draw:textarea-vertical-align="top"/>
    </style:style>
    <style:style style:name="gr8" style:family="graphic" style:parent-style-name="standard">
      <style:graphic-properties draw:fill="solid" draw:fill-color="#ff0000" draw:textarea-horizontal-align="center" draw:textarea-vertical-align="top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c0c0c0" draw:textarea-horizontal-align="center" draw:textarea-vertical-align="top"/>
    </style:style>
    <style:style style:name="gr11" style:family="graphic" style:parent-style-name="standard">
      <style:graphic-properties draw:fill="solid" draw:fill-color="#e6e64c" draw:textarea-horizontal-align="center" draw:textarea-vertical-align="top"/>
    </style:style>
    <style:style style:name="gr12" style:family="graphic" style:parent-style-name="standard">
      <style:graphic-properties draw:fill="solid" draw:fill-color="#ffff00" draw:textarea-horizontal-align="center" draw:textarea-vertical-align="middle"/>
    </style:style>
    <style:style style:name="gr13" style:family="graphic" style:parent-style-name="standard">
      <style:graphic-properties draw:fill="solid" draw:fill-color="#c0c0c0" draw:textarea-horizontal-align="center" draw:textarea-vertical-align="middle"/>
    </style:style>
    <style:style style:name="gr14" style:family="graphic" style:parent-style-name="standard">
      <style:graphic-properties draw:fill="solid" draw:fill-color="#00ff00" draw:textarea-horizontal-align="center" draw:textarea-vertical-align="middle"/>
    </style:style>
    <style:style style:name="gr15" style:family="graphic" style:parent-style-name="standard">
      <style:graphic-properties draw:fill="solid" draw:fill-color="#ff00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2cm"/>
    </style:style>
    <style:style style:name="pr1" style:family="presentation" style:parent-style-name="Domyślnie-notes">
      <style:graphic-properties draw:fill-color="#ffffff" draw:auto-grow-height="true" fo:min-height="13.365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10pt"/>
    </style:style>
    <style:style style:name="P8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rect draw:style-name="gr1" draw:text-style-name="P2" draw:id="id1" draw:layer="layout" svg:width="5.484cm" svg:height="2.167cm" svg:x="11.704cm" svg:y="0.5cm">
          <text:p text:style-name="P1">TMsg</text:p>
        </draw:rect>
        <draw:rect draw:style-name="gr1" draw:text-style-name="P2" draw:id="id4" draw:layer="layout" svg:width="5.484cm" svg:height="2.166cm" svg:x="18.406cm" svg:y="7.542cm">
          <text:p text:style-name="P1">TRelMsg</text:p>
        </draw:rect>
        <draw:rect draw:style-name="gr1" draw:text-style-name="P2" draw:id="id3" draw:layer="layout" svg:width="5.484cm" svg:height="2.166cm" svg:x="11.704cm" svg:y="7.542cm">
          <text:p text:style-name="P1">TSrvMsg</text:p>
        </draw:rect>
        <draw:rect draw:style-name="gr1" draw:text-style-name="P2" draw:id="id2" draw:layer="layout" svg:width="5.485cm" svg:height="2.166cm" svg:x="5cm" svg:y="7.542cm">
          <text:p text:style-name="P1">TClntMsg</text:p>
        </draw:rect>
        <draw:connector draw:style-name="gr2" draw:text-style-name="P2" draw:layer="layout" svg:x1="14.446cm" svg:y1="2.667cm" svg:x2="7.742cm" svg:y2="7.542cm" draw:start-shape="id1" draw:start-glue-point="2" draw:end-shape="id2" draw:end-glue-point="0">
          <text:p text:style-name="P3"/>
        </draw:connector>
        <draw:connector draw:style-name="gr2" draw:text-style-name="P2" draw:layer="layout" svg:x1="14.446cm" svg:y1="2.667cm" svg:x2="14.446cm" svg:y2="7.542cm" draw:start-shape="id1" draw:start-glue-point="2" draw:end-shape="id3" draw:end-glue-point="0">
          <text:p text:style-name="P3"/>
        </draw:connector>
        <draw:connector draw:style-name="gr2" draw:text-style-name="P2" draw:layer="layout" svg:x1="14.446cm" svg:y1="2.667cm" svg:x2="21.148cm" svg:y2="7.542cm" draw:start-shape="id1" draw:start-glue-point="2" draw:end-shape="id4" draw:end-glue-point="0">
          <text:p text:style-name="P3"/>
        </draw:connector>
        <draw:rect draw:style-name="gr3" draw:text-style-name="P1" draw:id="id10" draw:layer="layout" svg:width="5.485cm" svg:height="2.166cm" svg:x="19.015cm" svg:y="12.417cm">
          <text:p text:style-name="P1">TClntMsgSolicit</text:p>
        </draw:rect>
        <draw:rect draw:style-name="gr3" draw:text-style-name="P1" draw:id="id9" draw:layer="layout" svg:width="5.485cm" svg:height="2.167cm" svg:x="15.969cm" svg:y="13.5cm">
          <text:p text:style-name="P1">TClntMsgAdvertise</text:p>
        </draw:rect>
        <draw:rect draw:style-name="gr3" draw:text-style-name="P1" draw:id="id8" draw:layer="layout" svg:width="5.485cm" svg:height="2.167cm" svg:x="12.921cm" svg:y="14.583cm">
          <text:p text:style-name="P1">TClntMsgRequest</text:p>
        </draw:rect>
        <draw:rect draw:style-name="gr3" draw:text-style-name="P1" draw:id="id7" draw:layer="layout" svg:width="5.485cm" svg:height="2.166cm" svg:x="9.875cm" svg:y="15.667cm">
          <text:p text:style-name="P1">TClntMsgReply</text:p>
        </draw:rect>
        <draw:rect draw:style-name="gr3" draw:text-style-name="P1" draw:id="id6" draw:layer="layout" svg:width="5.483cm" svg:height="2.166cm" svg:x="7.438cm" svg:y="16.75cm">
          <text:p text:style-name="P1">TClntMsg...</text:p>
        </draw:rect>
        <draw:rect draw:style-name="gr3" draw:text-style-name="P1" draw:id="id5" draw:layer="layout" svg:width="5.485cm" svg:height="2.167cm" svg:x="0.5cm" svg:y="16.833cm">
          <text:p text:style-name="P1">TClntMsg...</text:p>
        </draw:rect>
        <draw:frame draw:style-name="gr4" draw:layer="layout" svg:width="0.934cm" svg:height="1.038cm" svg:x="6.273cm" svg:y="17.145cm">
          <draw:text-box>
            <text:p text:style-name="P3">...</text:p>
          </draw:text-box>
        </draw:frame>
        <draw:connector draw:style-name="gr5" draw:text-style-name="P2" draw:layer="layout" draw:type="line" svg:x1="7.742cm" svg:y1="9.708cm" svg:x2="3.242cm" svg:y2="16.833cm" draw:start-shape="id2" draw:start-glue-point="2" draw:end-shape="id5" draw:end-glue-point="0">
          <text:p text:style-name="P3"/>
        </draw:connector>
        <draw:connector draw:style-name="gr5" draw:text-style-name="P2" draw:layer="layout" draw:type="line" svg:x1="7.742cm" svg:y1="9.708cm" svg:x2="10.179cm" svg:y2="16.75cm" draw:start-shape="id2" draw:start-glue-point="2" draw:end-shape="id6" draw:end-glue-point="0">
          <text:p text:style-name="P3"/>
        </draw:connector>
        <draw:connector draw:style-name="gr5" draw:text-style-name="P2" draw:layer="layout" draw:type="line" svg:x1="7.742cm" svg:y1="9.708cm" svg:x2="12.617cm" svg:y2="15.667cm" draw:start-shape="id2" draw:start-glue-point="2" draw:end-shape="id7" draw:end-glue-point="0">
          <text:p text:style-name="P3"/>
        </draw:connector>
        <draw:connector draw:style-name="gr5" draw:text-style-name="P2" draw:layer="layout" draw:type="line" svg:x1="7.742cm" svg:y1="9.708cm" svg:x2="15.663cm" svg:y2="14.583cm" draw:start-shape="id2" draw:start-glue-point="2" draw:end-shape="id8" draw:end-glue-point="0">
          <text:p text:style-name="P3"/>
        </draw:connector>
        <draw:connector draw:style-name="gr5" draw:text-style-name="P2" draw:layer="layout" draw:type="line" svg:x1="7.742cm" svg:y1="9.708cm" svg:x2="18.711cm" svg:y2="13.5cm" draw:start-shape="id2" draw:start-glue-point="2" draw:end-shape="id9" draw:end-glue-point="0">
          <text:p text:style-name="P3"/>
        </draw:connector>
        <draw:connector draw:style-name="gr5" draw:text-style-name="P2" draw:layer="layout" draw:type="line" svg:x1="7.742cm" svg:y1="9.708cm" svg:x2="21.757cm" svg:y2="12.417cm" draw:start-shape="id2" draw:start-glue-point="2" draw:end-shape="id10" draw:end-glue-point="0">
          <text:p text:style-name="P3"/>
        </draw:connector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draw:rect draw:style-name="gr1" draw:text-style-name="P2" draw:id="id11" draw:layer="layout" svg:width="5.484cm" svg:height="2.167cm" svg:x="11.704cm" svg:y="0.5cm">
          <text:p text:style-name="P1">TMsg</text:p>
        </draw:rect>
        <draw:rect draw:style-name="gr1" draw:text-style-name="P2" draw:id="id14" draw:layer="layout" svg:width="5.484cm" svg:height="2.166cm" svg:x="18.406cm" svg:y="7.542cm">
          <text:p text:style-name="P1">TRelMsg</text:p>
        </draw:rect>
        <draw:rect draw:style-name="gr1" draw:text-style-name="P2" draw:id="id13" draw:layer="layout" svg:width="5.484cm" svg:height="2.166cm" svg:x="11.704cm" svg:y="7.542cm">
          <text:p text:style-name="P1">TSrvMsg</text:p>
        </draw:rect>
        <draw:rect draw:style-name="gr1" draw:text-style-name="P2" draw:id="id12" draw:layer="layout" svg:width="5.485cm" svg:height="2.166cm" svg:x="5cm" svg:y="7.542cm">
          <text:p text:style-name="P1">TClntMsg</text:p>
        </draw:rect>
        <draw:connector draw:style-name="gr2" draw:text-style-name="P2" draw:layer="layout" svg:x1="14.446cm" svg:y1="2.667cm" svg:x2="7.742cm" svg:y2="7.542cm" draw:start-shape="id11" draw:start-glue-point="2" draw:end-shape="id12" draw:end-glue-point="0">
          <text:p text:style-name="P3"/>
        </draw:connector>
        <draw:connector draw:style-name="gr2" draw:text-style-name="P2" draw:layer="layout" svg:x1="14.446cm" svg:y1="2.667cm" svg:x2="14.446cm" svg:y2="7.542cm" draw:start-shape="id11" draw:start-glue-point="2" draw:end-shape="id13" draw:end-glue-point="0">
          <text:p text:style-name="P3"/>
        </draw:connector>
        <draw:connector draw:style-name="gr2" draw:text-style-name="P2" draw:layer="layout" svg:x1="14.446cm" svg:y1="2.667cm" svg:x2="21.148cm" svg:y2="7.542cm" draw:start-shape="id11" draw:start-glue-point="2" draw:end-shape="id14" draw:end-glue-point="0">
          <text:p text:style-name="P3"/>
        </draw:connector>
        <draw:rect draw:style-name="gr3" draw:text-style-name="P1" draw:id="id15" draw:layer="layout" svg:width="5.485cm" svg:height="2.166cm" svg:x="19.015cm" svg:y="12.417cm">
          <text:p text:style-name="P1">TSrvMsgSolicit</text:p>
        </draw:rect>
        <draw:rect draw:style-name="gr3" draw:text-style-name="P1" draw:id="id16" draw:layer="layout" svg:width="5.485cm" svg:height="2.167cm" svg:x="16cm" svg:y="13.5cm">
          <text:p text:style-name="P1">TSrvMsgAdvertise</text:p>
        </draw:rect>
        <draw:rect draw:style-name="gr3" draw:text-style-name="P1" draw:id="id17" draw:layer="layout" svg:width="5.485cm" svg:height="2.167cm" svg:x="13cm" svg:y="14.5cm">
          <text:p text:style-name="P1">TSrvMsgRequest</text:p>
        </draw:rect>
        <draw:rect draw:style-name="gr3" draw:text-style-name="P1" draw:id="id18" draw:layer="layout" svg:width="5.485cm" svg:height="2.166cm" svg:x="10cm" svg:y="15.5cm">
          <text:p text:style-name="P1">TSrvMsgReply</text:p>
        </draw:rect>
        <draw:rect draw:style-name="gr3" draw:text-style-name="P1" draw:id="id19" draw:layer="layout" svg:width="5.483cm" svg:height="2.166cm" svg:x="7.5cm" svg:y="16.5cm">
          <text:p text:style-name="P1">TSrvMsg...</text:p>
        </draw:rect>
        <draw:rect draw:style-name="gr3" draw:text-style-name="P1" draw:id="id20" draw:layer="layout" svg:width="5.485cm" svg:height="2.167cm" svg:x="0.515cm" svg:y="16.5cm">
          <text:p text:style-name="P1">TSrvMsg...</text:p>
        </draw:rect>
        <draw:frame draw:style-name="gr4" draw:layer="layout" svg:width="0.934cm" svg:height="1.038cm" svg:x="6.273cm" svg:y="17.145cm">
          <draw:text-box>
            <text:p text:style-name="P3">...</text:p>
          </draw:text-box>
        </draw:frame>
        <draw:connector draw:style-name="gr5" draw:text-style-name="P2" draw:layer="layout" draw:type="line" svg:x1="14.446cm" svg:y1="9.708cm" svg:x2="21.757cm" svg:y2="12.417cm" draw:start-shape="id13" draw:start-glue-point="2" draw:end-shape="id15" draw:end-glue-point="0">
          <text:p text:style-name="P3"/>
        </draw:connector>
        <draw:connector draw:style-name="gr5" draw:text-style-name="P2" draw:layer="layout" draw:type="line" svg:x1="14.446cm" svg:y1="9.708cm" svg:x2="18.742cm" svg:y2="13.5cm" draw:start-shape="id13" draw:start-glue-point="2" draw:end-shape="id16" draw:end-glue-point="0">
          <text:p text:style-name="P3"/>
        </draw:connector>
        <draw:connector draw:style-name="gr5" draw:text-style-name="P2" draw:layer="layout" draw:type="line" svg:x1="14.446cm" svg:y1="9.708cm" svg:x2="15.742cm" svg:y2="14.5cm" draw:start-shape="id13" draw:start-glue-point="2" draw:end-shape="id17" draw:end-glue-point="0">
          <text:p text:style-name="P3"/>
        </draw:connector>
        <draw:connector draw:style-name="gr5" draw:text-style-name="P2" draw:layer="layout" draw:type="line" svg:x1="14.446cm" svg:y1="9.708cm" svg:x2="12.742cm" svg:y2="15.5cm" draw:start-shape="id13" draw:start-glue-point="2" draw:end-shape="id18">
          <text:p text:style-name="P3"/>
        </draw:connector>
        <draw:connector draw:style-name="gr5" draw:text-style-name="P2" draw:layer="layout" draw:type="line" svg:x1="14.446cm" svg:y1="9.708cm" svg:x2="10.241cm" svg:y2="16.5cm" draw:start-shape="id13" draw:start-glue-point="2" draw:end-shape="id19" draw:end-glue-point="0">
          <text:p text:style-name="P3"/>
        </draw:connector>
        <draw:connector draw:style-name="gr5" draw:text-style-name="P2" draw:layer="layout" draw:type="line" svg:x1="14.446cm" svg:y1="9.708cm" svg:x2="3.257cm" svg:y2="16.5cm" draw:start-shape="id13" draw:start-glue-point="2" draw:end-shape="id20" draw:end-glue-point="0">
          <text:p text:style-name="P3"/>
        </draw:connector>
        <presentation:notes draw:style-name="dp2">
          <draw:page-thumbnail draw:style-name="gr6" draw:layer="layout" svg:width="14.848cm" svg:height="11.135cm" svg:x="3.07cm" svg:y="2.257cm" draw:page-number="2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draw:rect draw:style-name="gr1" draw:text-style-name="P5" draw:id="id21" draw:layer="layout" svg:width="5.484cm" svg:height="2.167cm" svg:x="11.704cm" svg:y="0.5cm">
          <text:p text:style-name="P1"><text:span text:style-name="T1">TMsg</text:span></text:p>
        </draw:rect>
        <draw:rect draw:style-name="gr1" draw:text-style-name="P5" draw:id="id24" draw:layer="layout" svg:width="5.484cm" svg:height="2.166cm" svg:x="18.516cm" svg:y="7.5cm">
          <text:p text:style-name="P1"><text:span text:style-name="T1">TRelMsg</text:span></text:p>
        </draw:rect>
        <draw:rect draw:style-name="gr1" draw:text-style-name="P5" draw:id="id23" draw:layer="layout" svg:width="5.484cm" svg:height="2.166cm" svg:x="11.704cm" svg:y="7.542cm">
          <text:p text:style-name="P1"><text:span text:style-name="T1">TSrvMsg</text:span></text:p>
        </draw:rect>
        <draw:rect draw:style-name="gr1" draw:text-style-name="P5" draw:id="id22" draw:layer="layout" svg:width="5.485cm" svg:height="2.166cm" svg:x="5cm" svg:y="7.542cm">
          <text:p text:style-name="P1"><text:span text:style-name="T1">TClntMsg</text:span></text:p>
        </draw:rect>
        <draw:connector draw:style-name="gr2" draw:text-style-name="P2" draw:layer="layout" svg:x1="14.446cm" svg:y1="2.667cm" svg:x2="7.742cm" svg:y2="7.542cm" draw:start-shape="id21" draw:start-glue-point="2" draw:end-shape="id22" draw:end-glue-point="0">
          <text:p text:style-name="P3"/>
        </draw:connector>
        <draw:connector draw:style-name="gr2" draw:text-style-name="P2" draw:layer="layout" svg:x1="14.446cm" svg:y1="2.667cm" svg:x2="14.446cm" svg:y2="7.542cm" draw:start-shape="id21" draw:start-glue-point="2" draw:end-shape="id23" draw:end-glue-point="0">
          <text:p text:style-name="P3"/>
        </draw:connector>
        <draw:connector draw:style-name="gr2" draw:text-style-name="P2" draw:layer="layout" svg:x1="14.446cm" svg:y1="2.667cm" svg:x2="21.258cm" svg:y2="7.5cm" draw:start-shape="id21" draw:start-glue-point="2" draw:end-shape="id24" draw:end-glue-point="0">
          <text:p text:style-name="P3"/>
        </draw:connector>
        <draw:rect draw:style-name="gr3" draw:text-style-name="P5" draw:id="id27" draw:layer="layout" svg:width="5.485cm" svg:height="2.166cm" svg:x="4.515cm" svg:y="16.5cm">
          <text:p text:style-name="P1"><text:span text:style-name="T1">TRelMsgGeneric</text:span></text:p>
        </draw:rect>
        <draw:rect draw:style-name="gr3" draw:text-style-name="P5" draw:id="id26" draw:layer="layout" svg:width="5.483cm" svg:height="2.166cm" svg:x="11.517cm" svg:y="16.5cm">
          <text:p text:style-name="P1"><text:span text:style-name="T1">TRelMsgRelayForw</text:span></text:p>
        </draw:rect>
        <draw:rect draw:style-name="gr3" draw:text-style-name="P5" draw:id="id25" draw:layer="layout" svg:width="5.485cm" svg:height="2.167cm" svg:x="18.515cm" svg:y="16.5cm">
          <text:p text:style-name="P1"><text:span text:style-name="T1">TRelMsgRelayRepl</text:span></text:p>
        </draw:rect>
        <draw:connector draw:style-name="gr2" draw:text-style-name="P2" draw:layer="layout" svg:x1="21.258cm" svg:y1="9.666cm" svg:x2="21.257cm" svg:y2="16.5cm" draw:start-shape="id24" draw:start-glue-point="2" draw:end-shape="id25" draw:end-glue-point="0">
          <text:p text:style-name="P3"/>
        </draw:connector>
        <draw:connector draw:style-name="gr5" draw:text-style-name="P2" draw:layer="layout" draw:type="line" svg:x1="21.258cm" svg:y1="9.666cm" svg:x2="14.258cm" svg:y2="16.5cm" draw:start-shape="id24" draw:start-glue-point="2" draw:end-shape="id26" draw:end-glue-point="0">
          <text:p text:style-name="P3"/>
        </draw:connector>
        <draw:connector draw:style-name="gr5" draw:text-style-name="P2" draw:layer="layout" draw:type="line" svg:x1="21.258cm" svg:y1="9.666cm" svg:x2="7.257cm" svg:y2="16.5cm" draw:start-shape="id24" draw:start-glue-point="2" draw:end-shape="id27" draw:end-glue-point="0">
          <text:p text:style-name="P3"/>
        </draw:connector>
        <presentation:notes draw:style-name="dp2">
          <draw:page-thumbnail draw:style-name="gr6" draw:layer="layout" svg:width="14.848cm" svg:height="11.135cm" svg:x="3.07cm" svg:y="2.257cm" draw:page-number="3" presentation:class="page"/>
          <draw:frame presentation:style-name="pr2" draw:text-style-name="P6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draw:rect draw:style-name="gr3" draw:text-style-name="P5" draw:id="id34" draw:layer="layout" svg:width="5.485cm" svg:height="2.166cm" svg:x="7.53cm" svg:y="4.333cm">
          <text:p text:style-name="P1"><text:span text:style-name="T1">TOptIA_NA</text:span></text:p>
        </draw:rect>
        <draw:rect draw:style-name="gr3" draw:text-style-name="P5" draw:id="id44" draw:layer="layout" svg:width="5.485cm" svg:height="2.166cm" svg:x="7.515cm" svg:y="13.333cm">
          <text:p text:style-name="P1"><text:span text:style-name="T1">TOptStringLst</text:span></text:p>
        </draw:rect>
        <draw:rect draw:style-name="gr7" draw:text-style-name="P5" draw:layer="layout" svg:width="5.485cm" svg:height="2.167cm" svg:x="14.03cm" svg:y="4.333cm">
          <text:p text:style-name="P1"><text:span text:style-name="T1">TOptInteger4</text:span></text:p>
        </draw:rect>
        <draw:rect draw:style-name="gr1" draw:text-style-name="P5" draw:id="id28" draw:layer="layout" svg:width="5.484cm" svg:height="2.167cm" svg:x="11.016cm" svg:y="8cm">
          <text:p text:style-name="P1"><text:span text:style-name="T1">TOpt</text:span></text:p>
        </draw:rect>
        <draw:rect draw:style-name="gr8" draw:text-style-name="P5" draw:id="id31" draw:layer="layout" svg:width="5.484cm" svg:height="2.166cm" svg:x="14.016cm" svg:y="1cm">
          <text:p text:style-name="P1"><text:span text:style-name="T1">TOptElapsed</text:span></text:p>
        </draw:rect>
        <draw:rect draw:style-name="gr3" draw:text-style-name="P5" draw:id="id30" draw:layer="layout" svg:width="5.484cm" svg:height="2.166cm" svg:x="7.5cm" svg:y="1cm">
          <text:p text:style-name="P1"><text:span text:style-name="T1">TOptAddrLst</text:span></text:p>
        </draw:rect>
        <draw:rect draw:style-name="gr3" draw:text-style-name="P5" draw:id="id29" draw:layer="layout" svg:width="5.485cm" svg:height="2.166cm" svg:x="0.5cm" svg:y="1cm">
          <text:p text:style-name="P1"><text:span text:style-name="T1">TOptAddr</text:span></text:p>
        </draw:rect>
        <draw:connector draw:style-name="gr2" draw:text-style-name="P2" draw:layer="layout" draw:type="curve" svg:x1="11.016cm" svg:y1="9.083cm" svg:x2="5.985cm" svg:y2="2.083cm" draw:start-shape="id28" draw:start-glue-point="3" draw:end-shape="id29" draw:end-glue-point="1">
          <text:p text:style-name="P3"/>
        </draw:connector>
        <draw:connector draw:style-name="gr2" draw:text-style-name="P2" draw:layer="layout" draw:type="curve" svg:x1="13.758cm" svg:y1="8cm" svg:x2="10.242cm" svg:y2="3.166cm" draw:start-shape="id28" draw:start-glue-point="0" draw:end-shape="id30" draw:end-glue-point="2">
          <text:p text:style-name="P3"/>
        </draw:connector>
        <draw:connector draw:style-name="gr2" draw:text-style-name="P2" draw:layer="layout" draw:type="curve" svg:x1="13.758cm" svg:y1="8cm" svg:x2="16.758cm" svg:y2="3.166cm" draw:start-shape="id28" draw:start-glue-point="0" draw:end-shape="id31" draw:end-glue-point="2">
          <text:p text:style-name="P3"/>
        </draw:connector>
        <draw:rect draw:style-name="gr3" draw:text-style-name="P5" draw:id="id33" draw:layer="layout" svg:width="5.485cm" svg:height="2.166cm" svg:x="20.515cm" svg:y="1cm">
          <text:p text:style-name="P1"><text:span text:style-name="T1">TOptGeneric</text:span></text:p>
        </draw:rect>
        <draw:rect draw:style-name="gr3" draw:text-style-name="P5" draw:id="id35" draw:layer="layout" svg:width="5.485cm" svg:height="2.167cm" svg:x="20.515cm" svg:y="4.333cm">
          <text:p text:style-name="P1"><text:span text:style-name="T1">TOptOptionRequest</text:span></text:p>
        </draw:rect>
        <draw:rect draw:style-name="gr8" draw:text-style-name="P5" draw:id="id39" draw:layer="layout" svg:width="5.483cm" svg:height="2.166cm" svg:x="0.517cm" svg:y="10.334cm">
          <text:p text:style-name="P1"><text:span text:style-name="T1">TOptPreference</text:span></text:p>
        </draw:rect>
        <draw:rect draw:style-name="gr3" draw:text-style-name="P5" draw:id="id32" draw:layer="layout" svg:width="5.485cm" svg:height="2.167cm" svg:x="0.515cm" svg:y="4.333cm">
          <text:p text:style-name="P1"><text:span text:style-name="T1">TOptIAAddress</text:span></text:p>
        </draw:rect>
        <draw:rect draw:style-name="gr3" draw:text-style-name="P5" draw:id="id38" draw:layer="layout" svg:width="5.483cm" svg:height="2.166cm" svg:x="0.517cm" svg:y="7.334cm">
          <text:p text:style-name="P1"><text:span text:style-name="T1">TOptRapidCommit</text:span></text:p>
        </draw:rect>
        <draw:rect draw:style-name="gr3" draw:text-style-name="P5" draw:id="id37" draw:layer="layout" svg:width="5.483cm" svg:height="2.166cm" svg:x="20.5cm" svg:y="10.334cm">
          <text:p text:style-name="P1"><text:span text:style-name="T1">TOptServerIdentifier</text:span></text:p>
        </draw:rect>
        <draw:rect draw:style-name="gr3" draw:text-style-name="P5" draw:id="id36" draw:layer="layout" svg:width="5.483cm" svg:height="2.166cm" svg:x="20.517cm" svg:y="7.5cm">
          <text:p text:style-name="P1"><text:span text:style-name="T1">TStatusCode</text:span></text:p>
        </draw:rect>
        <draw:connector draw:style-name="gr9" draw:text-style-name="P2" draw:layer="layout" draw:type="curve" svg:x1="11.016cm" svg:y1="9.083cm" svg:x2="6cm" svg:y2="5.416cm" draw:start-shape="id28" draw:start-glue-point="3" draw:end-shape="id32" draw:end-glue-point="1">
          <text:p text:style-name="P3"/>
        </draw:connector>
        <draw:connector draw:style-name="gr5" draw:text-style-name="P2" draw:layer="layout" draw:type="curve" svg:x1="16.5cm" svg:y1="9.083cm" svg:x2="20.515cm" svg:y2="2.083cm" draw:start-shape="id28" draw:end-shape="id33">
          <text:p text:style-name="P3"/>
        </draw:connector>
        <draw:rect draw:style-name="gr10" draw:text-style-name="P5" draw:id="id40" draw:layer="layout" svg:width="5.485cm" svg:height="2.167cm" svg:x="20.5cm" svg:y="13.333cm">
          <text:p text:style-name="P1"><text:span text:style-name="T1">TOptVendorClass</text:span></text:p>
        </draw:rect>
        <draw:rect draw:style-name="gr10" draw:text-style-name="P5" draw:id="id43" draw:layer="layout" svg:width="5.485cm" svg:height="2.167cm" svg:x="14.015cm" svg:y="13.333cm">
          <text:p text:style-name="P1"><text:span text:style-name="T1">TOptUserClass</text:span></text:p>
        </draw:rect>
        <draw:rect draw:style-name="gr3" draw:text-style-name="P5" draw:id="id41" draw:layer="layout" svg:width="5.485cm" svg:height="2.167cm" svg:x="0.5cm" svg:y="13.333cm">
          <text:p text:style-name="P1"><text:span text:style-name="T1">TOptString</text:span></text:p>
        </draw:rect>
        <draw:rect draw:style-name="gr11" draw:text-style-name="P5" draw:id="id42" draw:layer="layout" svg:width="5.485cm" svg:height="2.167cm" svg:x="20.515cm" svg:y="16.333cm">
          <text:p text:style-name="P1"><text:span text:style-name="T1">TOptIA_PD</text:span></text:p>
        </draw:rect>
        <draw:rect draw:style-name="gr11" draw:text-style-name="P5" draw:id="id46" draw:layer="layout" svg:width="5.485cm" svg:height="2.167cm" svg:x="14.03cm" svg:y="16.333cm">
          <text:p text:style-name="P1"><text:span text:style-name="T1">TOptIA_TA</text:span></text:p>
        </draw:rect>
        <draw:rect draw:style-name="gr11" draw:text-style-name="P5" draw:id="id47" draw:layer="layout" svg:width="5.485cm" svg:height="2.166cm" svg:x="7.53cm" svg:y="16.333cm">
          <text:p text:style-name="P1"><text:span text:style-name="T1">TOptAuth</text:span></text:p>
        </draw:rect>
        <draw:rect draw:style-name="gr10" draw:text-style-name="P5" draw:id="id45" draw:layer="layout" svg:width="5.485cm" svg:height="2.167cm" svg:x="0.515cm" svg:y="16.333cm">
          <text:p text:style-name="P1"><text:span text:style-name="T1">TOptVendorSpecInfo</text:span></text:p>
        </draw:rect>
        <draw:connector draw:style-name="gr5" draw:text-style-name="P2" draw:layer="layout" draw:type="curve" svg:x1="13.758cm" svg:y1="8cm" svg:x2="10.272cm" svg:y2="6.499cm" draw:start-shape="id28" draw:start-glue-point="0" draw:end-shape="id34" draw:end-glue-point="2">
          <text:p text:style-name="P3"/>
        </draw:connector>
        <draw:connector draw:style-name="gr5" draw:text-style-name="P2" draw:layer="layout" draw:type="curve" svg:x1="16.5cm" svg:y1="9.083cm" svg:x2="20.515cm" svg:y2="5.416cm" draw:start-shape="id28" draw:start-glue-point="1" draw:end-shape="id35" draw:end-glue-point="3">
          <text:p text:style-name="P3"/>
        </draw:connector>
        <draw:connector draw:style-name="gr5" draw:text-style-name="P2" draw:layer="layout" draw:type="curve" svg:x1="16.5cm" svg:y1="9.083cm" svg:x2="20.517cm" svg:y2="8.583cm" draw:start-shape="id28" draw:start-glue-point="1" draw:end-shape="id36" draw:end-glue-point="3">
          <text:p text:style-name="P3"/>
        </draw:connector>
        <draw:connector draw:style-name="gr5" draw:text-style-name="P2" draw:layer="layout" draw:type="curve" svg:x1="16.5cm" svg:y1="9.083cm" svg:x2="20.5cm" svg:y2="11.417cm" draw:start-shape="id28" draw:start-glue-point="1" draw:end-shape="id37" draw:end-glue-point="3">
          <text:p text:style-name="P3"/>
        </draw:connector>
        <draw:connector draw:style-name="gr5" draw:text-style-name="P2" draw:layer="layout" draw:type="curve" svg:x1="11.016cm" svg:y1="9.083cm" svg:x2="6cm" svg:y2="8.417cm" draw:start-shape="id28" draw:start-glue-point="3" draw:end-shape="id38" draw:end-glue-point="1">
          <text:p text:style-name="P3"/>
        </draw:connector>
        <draw:connector draw:style-name="gr5" draw:text-style-name="P2" draw:layer="layout" draw:type="curve" svg:x1="11.016cm" svg:y1="9.083cm" svg:x2="6cm" svg:y2="11.417cm" draw:start-shape="id28" draw:start-glue-point="3" draw:end-shape="id39">
          <text:p text:style-name="P3"/>
        </draw:connector>
        <draw:connector draw:style-name="gr5" draw:text-style-name="P2" draw:layer="layout" draw:type="curve" svg:x1="16.5cm" svg:y1="9.083cm" svg:x2="20.5cm" svg:y2="14.416cm" draw:start-shape="id28" draw:start-glue-point="1" draw:end-shape="id40">
          <text:p text:style-name="P3"/>
        </draw:connector>
        <draw:connector draw:style-name="gr5" draw:text-style-name="P2" draw:layer="layout" draw:type="curve" svg:x1="11.016cm" svg:y1="9.083cm" svg:x2="5.985cm" svg:y2="14.416cm" draw:start-shape="id28" draw:start-glue-point="3" draw:end-shape="id41">
          <text:p text:style-name="P3"/>
        </draw:connector>
        <draw:connector draw:style-name="gr5" draw:text-style-name="P2" draw:layer="layout" draw:type="curve" svg:x1="16.5cm" svg:y1="9.083cm" svg:x2="20.515cm" svg:y2="17.416cm" draw:start-shape="id28" draw:start-glue-point="1" draw:end-shape="id42" draw:end-glue-point="3">
          <text:p text:style-name="P3"/>
        </draw:connector>
        <draw:connector draw:style-name="gr5" draw:text-style-name="P2" draw:layer="layout" draw:type="curve" svg:x1="13.758cm" svg:y1="10.167cm" svg:x2="16.757cm" svg:y2="13.333cm" draw:start-shape="id28" draw:start-glue-point="2" draw:end-shape="id43" draw:end-glue-point="0">
          <text:p text:style-name="P3"/>
        </draw:connector>
        <draw:connector draw:style-name="gr5" draw:text-style-name="P2" draw:layer="layout" draw:type="curve" svg:x1="13.758cm" svg:y1="10.167cm" svg:x2="10.257cm" svg:y2="13.333cm" draw:start-shape="id28" draw:start-glue-point="2" draw:end-shape="id44" draw:end-glue-point="0">
          <text:p text:style-name="P3"/>
        </draw:connector>
        <draw:connector draw:style-name="gr5" draw:text-style-name="P2" draw:layer="layout" draw:type="curve" svg:x1="11.016cm" svg:y1="9.083cm" svg:x2="6cm" svg:y2="17.416cm" draw:start-shape="id28" draw:start-glue-point="3" draw:end-shape="id45" draw:end-glue-point="1">
          <text:p text:style-name="P3"/>
        </draw:connector>
        <draw:connector draw:style-name="gr5" draw:text-style-name="P2" draw:layer="layout" draw:type="curve" svg:x1="13.758cm" svg:y1="10.167cm" svg:x2="16.772cm" svg:y2="16.333cm" draw:start-shape="id28" draw:start-glue-point="2" draw:end-shape="id46" draw:end-glue-point="0">
          <text:p text:style-name="P3"/>
        </draw:connector>
        <draw:connector draw:style-name="gr5" draw:text-style-name="P2" draw:layer="layout" draw:type="curve" svg:x1="13.758cm" svg:y1="10.167cm" svg:x2="10.272cm" svg:y2="16.333cm" draw:start-shape="id28" draw:start-glue-point="2" draw:end-shape="id47" draw:end-glue-point="0">
          <text:p text:style-name="P3"/>
        </draw:connector>
        <draw:rect draw:style-name="gr9" draw:text-style-name="P2" draw:layer="layout" svg:width="2.5cm" svg:height="0.5cm" svg:x="1.086cm" svg:y="20cm">
          <text:p text:style-name="P3"/>
        </draw:rect>
        <draw:rect draw:style-name="gr12" draw:text-style-name="P2" draw:layer="layout" svg:width="2.708cm" svg:height="0.5cm" svg:x="15cm" svg:y="20cm">
          <text:p text:style-name="P3"/>
        </draw:rect>
        <draw:rect draw:style-name="gr13" draw:text-style-name="P2" draw:layer="layout" svg:width="2.5cm" svg:height="0.5cm" svg:x="11.5cm" svg:y="20cm">
          <text:p text:style-name="P3"/>
        </draw:rect>
        <draw:rect draw:style-name="gr14" draw:text-style-name="P2" draw:layer="layout" svg:width="2.5cm" svg:height="0.5cm" svg:x="8cm" svg:y="20cm">
          <text:p text:style-name="P3"/>
        </draw:rect>
        <draw:rect draw:style-name="gr15" draw:text-style-name="P2" draw:layer="layout" svg:width="2.5cm" svg:height="0.5cm" svg:x="4.5cm" svg:y="20cm">
          <text:p text:style-name="P3"/>
        </draw:rect>
        <draw:frame draw:style-name="gr4" draw:text-style-name="P7" draw:layer="layout" svg:width="1.175cm" svg:height="0.687cm" svg:x="1.729cm" svg:y="19.899cm">
          <draw:text-box>
            <text:p text:style-name="P3"><text:span text:style-name="T2">Used</text:span></text:p>
          </draw:text-box>
        </draw:frame>
        <draw:frame draw:style-name="gr4" draw:text-style-name="P7" draw:layer="layout" svg:width="2.449cm" svg:height="0.687cm" svg:x="4.56cm" svg:y="19.895cm">
          <draw:text-box>
            <text:p text:style-name="P3"><text:span text:style-name="T2">To be removed</text:span></text:p>
          </draw:text-box>
        </draw:frame>
        <draw:frame draw:style-name="gr4" draw:text-style-name="P7" draw:layer="layout" svg:width="2.657cm" svg:height="0.687cm" svg:x="7.922cm" svg:y="19.904cm">
          <draw:text-box>
            <text:p text:style-name="P3"><text:span text:style-name="T2">General purpose</text:span></text:p>
          </draw:text-box>
        </draw:frame>
        <draw:frame draw:style-name="gr4" draw:text-style-name="P7" draw:layer="layout" svg:width="1.658cm" svg:height="0.687cm" svg:x="11.94cm" svg:y="19.909cm">
          <draw:text-box>
            <text:p text:style-name="P3"><text:span text:style-name="T2">Not used</text:span></text:p>
          </draw:text-box>
        </draw:frame>
        <draw:frame draw:style-name="gr16" draw:text-style-name="P8" draw:layer="layout" svg:width="3.338cm" svg:height="0.687cm" svg:x="14.829cm" svg:y="19.902cm">
          <draw:text-box>
            <text:p text:style-name="P3"><text:span text:style-name="T2">To be implement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" presentation:class="page"/>
          <draw:frame presentation:style-name="pr1" draw:text-style-name="P6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>
        <draw:rect draw:style-name="gr3" draw:text-style-name="P5" draw:id="id48" draw:layer="layout" svg:width="5.485cm" svg:height="2.166cm" svg:x="10.171cm" svg:y="9.521cm">
          <text:p text:style-name="P1"><text:span text:style-name="T1">TOptIA_NA</text:span></text:p>
        </draw:rect>
        <draw:rect draw:style-name="gr1" draw:text-style-name="P5" draw:id="id50" draw:layer="layout" svg:width="5.484cm" svg:height="2.167cm" svg:x="10.146cm" svg:y="13.623cm">
          <text:p text:style-name="P1"><text:span text:style-name="T1">TOpt</text:span></text:p>
        </draw:rect>
        <draw:rect draw:style-name="gr3" draw:text-style-name="P5" draw:id="id49" draw:layer="layout" svg:width="5.485cm" svg:height="2.166cm" svg:x="7.212cm" svg:y="2.677cm">
          <text:p text:style-name="P1"><text:span text:style-name="T1">TSrvOptIA_NA</text:span></text:p>
        </draw:rect>
        <draw:connector draw:style-name="gr2" draw:text-style-name="P2" draw:layer="layout" draw:type="curve" svg:x1="12.913cm" svg:y1="9.521cm" svg:x2="9.954cm" svg:y2="4.843cm" draw:start-shape="id48" draw:start-glue-point="0" draw:end-shape="id49" draw:end-glue-point="2">
          <text:p text:style-name="P3"/>
        </draw:connector>
        <draw:connector draw:style-name="gr5" draw:text-style-name="P2" draw:layer="layout" draw:type="curve" svg:x1="12.888cm" svg:y1="13.623cm" svg:x2="12.913cm" svg:y2="11.687cm" draw:start-shape="id50" draw:start-glue-point="0" draw:end-shape="id48" draw:end-glue-point="2">
          <text:p text:style-name="P3"/>
        </draw:connector>
        <draw:rect draw:style-name="gr3" draw:text-style-name="P5" draw:id="id51" draw:layer="layout" svg:width="5.485cm" svg:height="2.166cm" svg:x="13.303cm" svg:y="2.708cm">
          <text:p text:style-name="P1"><text:span text:style-name="T1">TClntOptIA_NA</text:span></text:p>
        </draw:rect>
        <draw:connector draw:style-name="gr2" draw:text-style-name="P2" draw:layer="layout" draw:type="curve" svg:x1="12.913cm" svg:y1="9.521cm" svg:x2="16.045cm" svg:y2="4.874cm" draw:start-shape="id48" draw:end-shape="id51" draw:end-glue-point="2">
          <text:p text:style-name="P3"/>
        </draw:connector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draw:rect draw:style-name="gr3" draw:text-style-name="P5" draw:id="id52" draw:layer="layout" svg:width="5.485cm" svg:height="2.166cm" svg:x="10.143cm" svg:y="9.477cm">
          <text:p text:style-name="P1"><text:span text:style-name="T1">TSrvMsg</text:span></text:p>
        </draw:rect>
        <draw:rect draw:style-name="gr1" draw:text-style-name="P5" draw:id="id54" draw:layer="layout" svg:width="5.484cm" svg:height="2.167cm" svg:x="10.144cm" svg:y="14.836cm">
          <text:p text:style-name="P1"><text:span text:style-name="T1">TMsg</text:span></text:p>
        </draw:rect>
        <draw:rect draw:style-name="gr3" draw:text-style-name="P5" draw:id="id53" draw:layer="layout" svg:width="5.485cm" svg:height="2.166cm" svg:x="10.143cm" svg:y="2.588cm">
          <text:p text:style-name="P1"><text:span text:style-name="T1">TSrvOptIA_NA</text:span></text:p>
        </draw:rect>
        <draw:connector draw:style-name="gr2" draw:text-style-name="P2" draw:layer="layout" draw:type="curve" svg:x1="12.885cm" svg:y1="9.477cm" svg:x2="12.885cm" svg:y2="4.754cm" draw:start-shape="id52" draw:start-glue-point="0" draw:end-shape="id53" draw:end-glue-point="2">
          <text:p text:style-name="P3"/>
        </draw:connector>
        <draw:connector draw:style-name="gr5" draw:text-style-name="P2" draw:layer="layout" draw:type="curve" svg:x1="12.886cm" svg:y1="14.836cm" svg:x2="12.885cm" svg:y2="11.643cm" draw:start-shape="id54" draw:start-glue-point="0" draw:end-shape="id52" draw:end-glue-point="2">
          <text:p text:style-name="P3"/>
        </draw:connector>
        <draw:rect draw:style-name="gr3" draw:text-style-name="P5" draw:id="id55" draw:layer="layout" svg:width="5.485cm" svg:height="2.166cm" svg:x="18.052cm" svg:y="9.477cm">
          <text:p text:style-name="P1"><text:span text:style-name="T1">TClntMsg</text:span></text:p>
        </draw:rect>
        <draw:connector draw:style-name="gr2" draw:text-style-name="P2" draw:layer="layout" draw:type="curve" svg:x1="12.886cm" svg:y1="14.836cm" svg:x2="20.794cm" svg:y2="11.643cm" draw:start-shape="id54" draw:start-glue-point="0" draw:end-shape="id55" draw:end-glue-point="2">
          <text:p text:style-name="P3"/>
        </draw:connector>
        <draw:rect draw:style-name="gr3" draw:text-style-name="P5" draw:id="id56" draw:layer="layout" svg:width="5.485cm" svg:height="2.166cm" svg:x="18.052cm" svg:y="2.553cm">
          <text:p text:style-name="P1"><text:span text:style-name="T1">TSrvOptIA_NA</text:span></text:p>
        </draw:rect>
        <draw:connector draw:style-name="gr2" draw:text-style-name="P2" draw:layer="layout" draw:type="curve" svg:x1="20.794cm" svg:y1="9.477cm" svg:x2="20.794cm" svg:y2="4.719cm" draw:start-shape="id55" draw:start-glue-point="0" draw:end-shape="id56" draw:end-glue-point="2">
          <text:p text:style-name="P3"/>
        </draw:connector>
        <draw:rect draw:style-name="gr3" draw:text-style-name="P5" draw:id="id57" draw:layer="layout" svg:width="5.485cm" svg:height="2.166cm" svg:x="2.127cm" svg:y="9.477cm">
          <text:p text:style-name="P1"><text:span text:style-name="T1">TRelMsg</text:span></text:p>
        </draw:rect>
        <draw:rect draw:style-name="gr3" draw:text-style-name="P5" draw:id="id58" draw:layer="layout" svg:width="5.485cm" svg:height="2.166cm" svg:x="2.127cm" svg:y="2.588cm">
          <text:p text:style-name="P1"><text:span text:style-name="T1">TRelMsgRelayForw</text:span></text:p>
        </draw:rect>
        <draw:connector draw:style-name="gr2" draw:text-style-name="P2" draw:layer="layout" draw:type="curve" svg:x1="4.869cm" svg:y1="9.477cm" svg:x2="4.869cm" svg:y2="4.754cm" draw:start-shape="id57" draw:start-glue-point="0" draw:end-shape="id58" draw:end-glue-point="2">
          <text:p text:style-name="P3"/>
        </draw:connector>
        <draw:connector draw:style-name="gr5" draw:text-style-name="P2" draw:layer="layout" draw:type="curve" svg:x1="12.886cm" svg:y1="14.836cm" svg:x2="4.869cm" svg:y2="11.643cm" draw:start-shape="id54" draw:start-glue-point="0" draw:end-shape="id57" draw:end-glue-point="2">
          <text:p text:style-name="P3"/>
        </draw:connector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l" fo:country="PL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Nimbus Sans L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 draw:page-number="4"/>
      <draw:page-thumbnail draw:layer="backgroundobjects" svg:width="5.938cm" svg:height="4.453cm" svg:x="11.88cm" svg:y="12.518cm" draw:page-number="5"/>
      <draw:page-thumbnail draw:layer="backgroundobjects" svg:width="5.938cm" svg:height="4.453cm" svg:x="20.79cm" svg:y="12.518cm" draw:page-number="6"/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5cm" svg:x="3.07cm" svg:y="2.257cm" presentation:class="page"/>
        <draw:frame presentation:style-name="Domyślnie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14T23:29:09</meta:creation-date>
    <dc:date>2005-12-22T00:45:12</dc:date>
    <dc:language>pl-PL</dc:language>
    <meta:editing-cycles>12</meta:editing-cycles>
    <meta:editing-duration>PT1H1M12S</meta:editing-duration>
    <meta:user-defined meta:name="Info 1"/>
    <meta:user-defined meta:name="Info 2"/>
    <meta:user-defined meta:name="Info 3"/>
    <meta:user-defined meta:name="Info 4"/>
    <meta:document-statistic meta:object-count="156"/>
  </office:meta>
</office:document-meta>
</file>